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5B00000310576908D94BBD8E1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entury Gothic" svg:font-family="'Century Gothic'" style:font-family-generic="roman" style:font-pitch="variable"/>
    <style:font-face style:name="Century Schoolbook" svg:font-family="'Century Schoolbook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 Light" svg:font-family="'Calibri Light'" style:font-family-generic="system" style:font-pitch="variable"/>
    <style:font-face style:name="FreeSans" svg:font-family="FreeSans" style:font-family-generic="system" style:font-pitch="variable"/>
    <style:font-face style:name="Georgia-BoldItalic" svg:font-family="Georgia-BoldItalic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Title">
      <style:paragraph-properties fo:margin-top="0cm" fo:margin-bottom="0cm" loext:contextual-spacing="false" fo:text-align="center" style:justify-single-word="false"/>
      <style:text-properties officeooo:paragraph-rsid="000a2f66"/>
    </style:style>
    <style:style style:name="P3" style:family="paragraph" style:parent-style-name="Text_20_body">
      <style:paragraph-properties fo:margin-top="0cm" fo:margin-bottom="0.635cm" loext:contextual-spacing="false" fo:line-height="150%" fo:text-align="justify" style:justify-single-word="false" fo:break-before="page"/>
      <style:text-properties officeooo:paragraph-rsid="000a2f66"/>
    </style:style>
    <style:style style:name="P4" style:family="paragraph" style:parent-style-name="Standard">
      <loext:graphic-properties draw:fill="none"/>
      <style:paragraph-properties fo:margin-left="3cm" fo:margin-right="3.5cm" fo:margin-top="0.423cm" fo:margin-bottom="0cm" loext:contextual-spacing="false" fo:text-align="center" style:justify-single-word="false" fo:text-indent="0cm" style:auto-text-indent="false" fo:background-color="transparent" style:punctuation-wrap="hanging"/>
      <style:text-properties fo:color="#65757d" fo:font-size="14pt" officeooo:paragraph-rsid="000a2f66" style:font-size-asian="14pt" style:font-size-complex="14pt"/>
    </style:style>
    <style:style style:name="P5" style:family="paragraph" style:parent-style-name="Name">
      <loext:graphic-properties draw:fill="none"/>
      <style:paragraph-properties fo:margin-left="3cm" fo:margin-right="3.5cm" fo:margin-top="0cm" fo:margin-bottom="0cm" loext:contextual-spacing="false" fo:line-height="150%" fo:text-align="center" style:justify-single-word="false" fo:text-indent="0cm" style:auto-text-indent="false" fo:background-color="transparent" style:punctuation-wrap="hanging"/>
      <style:text-properties officeooo:paragraph-rsid="000a2f66"/>
    </style:style>
    <style:style style:name="P6" style:family="paragraph" style:parent-style-name="Title" style:master-page-name="">
      <loext:graphic-properties draw:fill="none"/>
      <style:paragraph-properties fo:margin-left="3cm" fo:margin-right="3.5cm" fo:margin-top="0cm" fo:margin-bottom="0cm" loext:contextual-spacing="false" fo:text-align="center" style:justify-single-word="false" fo:text-indent="0cm" style:auto-text-indent="false" style:page-number="auto" fo:background-color="transparent" style:punctuation-wrap="hanging"/>
      <style:text-properties fo:color="#65757d" fo:font-size="48pt" officeooo:paragraph-rsid="000a2f66" style:font-size-asian="48pt"/>
    </style:style>
    <style:style style:name="P7" style:family="paragraph" style:parent-style-name="Standard" style:master-page-name="">
      <loext:graphic-properties draw:fill="none"/>
      <style:paragraph-properties fo:margin-left="2cm" fo:margin-right="2.3cm" fo:margin-top="0cm" fo:margin-bottom="0cm" loext:contextual-spacing="false" fo:line-height="150%" fo:text-align="center" style:justify-single-word="false" fo:text-indent="0cm" style:auto-text-indent="false" style:page-number="auto" fo:background-color="transparent"/>
      <style:text-properties fo:color="#192d3a" fo:font-size="14pt" officeooo:paragraph-rsid="000a2f66" style:font-size-asian="14pt" style:font-size-complex="14pt"/>
    </style:style>
    <style:style style:name="P8" style:family="paragraph" style:parent-style-name="Standard">
      <loext:graphic-properties draw:fill="none"/>
      <style:paragraph-properties fo:margin-left="2cm" fo:margin-right="2.3cm" fo:margin-top="0cm" fo:margin-bottom="0cm" loext:contextual-spacing="false" fo:line-height="150%" fo:text-align="center" style:justify-single-word="false" fo:text-indent="0cm" style:auto-text-indent="false" fo:background-color="transparent"/>
      <style:text-properties fo:color="#65757d" fo:font-size="14pt" fo:language="es" fo:country="AR" officeooo:paragraph-rsid="000a2f66" style:font-size-asian="14pt" style:font-size-complex="14pt"/>
    </style:style>
    <style:style style:name="P9" style:family="paragraph" style:parent-style-name="Text_20_body">
      <loext:graphic-properties draw:fill="none"/>
      <style:paragraph-properties fo:margin-left="2cm" fo:margin-right="2.3cm" fo:text-align="justify" style:justify-single-word="false" fo:text-indent="0cm" style:auto-text-indent="false" fo:background-color="transparent"/>
      <style:text-properties officeooo:paragraph-rsid="000a2f66"/>
    </style:style>
    <style:style style:name="P10" style:family="paragraph" style:parent-style-name="Text_20_body">
      <loext:graphic-properties draw:fill="none"/>
      <style:paragraph-properties fo:margin-left="2cm" fo:margin-right="2.3cm" fo:margin-top="0cm" fo:margin-bottom="0.635cm" loext:contextual-spacing="false" fo:line-height="150%" fo:text-align="justify" style:justify-single-word="false" fo:text-indent="0cm" style:auto-text-indent="false" fo:background-color="transparent"/>
      <style:text-properties officeooo:paragraph-rsid="000a2f66"/>
    </style:style>
    <style:style style:name="P11" style:family="paragraph" style:parent-style-name="Name">
      <loext:graphic-properties draw:fill="none"/>
      <style:paragraph-properties fo:margin-left="2cm" fo:margin-right="2.3cm" fo:margin-top="0cm" fo:margin-bottom="0.635cm" loext:contextual-spacing="false" fo:line-height="150%" fo:text-align="start" style:justify-single-word="false" fo:text-indent="0cm" style:auto-text-indent="false" fo:background-color="transparent"/>
      <style:text-properties fo:color="#65757d" style:font-name="Century Gothic" fo:font-size="12pt" fo:language="es" fo:country="AR" style:text-underline-style="none" officeooo:paragraph-rsid="000a2f66" style:font-size-asian="12pt" style:font-size-complex="12pt"/>
    </style:style>
    <style:style style:name="P12" style:family="paragraph" style:parent-style-name="Name">
      <loext:graphic-properties draw:fill="none"/>
      <style:paragraph-properties fo:margin-left="2cm" fo:margin-right="2.3cm" fo:margin-top="0cm" fo:margin-bottom="0.635cm" loext:contextual-spacing="false" fo:line-height="150%" fo:text-align="start" style:justify-single-word="false" fo:text-indent="0cm" style:auto-text-indent="false" fo:background-color="transparent"/>
      <style:text-properties officeooo:paragraph-rsid="000a2f66"/>
    </style:style>
    <style:style style:name="T1" style:family="text">
      <style:text-properties fo:color="#65757d" fo:language="es" fo:country="AR"/>
    </style:style>
    <style:style style:name="T2" style:family="text">
      <style:text-properties fo:color="#65757d" fo:language="es" fo:country="AR" fo:font-weight="bold" style:font-weight-asian="bold"/>
    </style:style>
    <style:style style:name="T3" style:family="text">
      <style:text-properties fo:color="#65757d" fo:language="es" fo:country="AR" fo:font-weight="bold" officeooo:rsid="001f5c35" style:font-weight-asian="bold"/>
    </style:style>
    <style:style style:name="T4" style:family="text">
      <style:text-properties fo:color="#65757d" fo:language="es" fo:country="AR" officeooo:rsid="0012ce77"/>
    </style:style>
    <style:style style:name="T5" style:family="text">
      <style:text-properties fo:color="#65757d" fo:language="es" fo:country="AR" officeooo:rsid="00330e66"/>
    </style:style>
    <style:style style:name="T6" style:family="text">
      <style:text-properties fo:color="#65757d" fo:language="es" fo:country="AR" officeooo:rsid="003d4fac"/>
    </style:style>
    <style:style style:name="T7" style:family="text">
      <style:text-properties fo:color="#65757d" fo:language="es" fo:country="AR" style:text-underline-style="none"/>
    </style:style>
    <style:style style:name="T8" style:family="text">
      <style:text-properties fo:color="#65757d" fo:language="es" fo:country="AR" style:text-underline-style="none" officeooo:rsid="00330e66" style:language-asian="zxx" style:country-asian="none" style:language-complex="zxx" style:country-complex="none"/>
    </style:style>
    <style:style style:name="T9" style:family="text">
      <style:text-properties fo:color="#65757d" style:font-name="Century Gothic" fo:font-size="12pt" fo:language="es" fo:country="AR" style:text-underline-style="none" fo:font-weight="bold" style:font-size-asian="12pt" style:font-weight-asian="bold" style:font-name-complex="Calibri Light" style:font-size-complex="12pt" style:font-style-complex="italic"/>
    </style:style>
    <style:style style:name="T10" style:family="text">
      <style:text-properties fo:color="#65757d" style:font-name="Century Gothic" fo:font-size="12pt" fo:language="es" fo:country="AR" style:text-underline-style="none" fo:font-weight="bold" officeooo:rsid="00208b2c" style:font-size-asian="12pt" style:font-weight-asian="bold" style:font-name-complex="Calibri Light" style:font-size-complex="12pt" style:font-style-complex="italic"/>
    </style:style>
    <style:style style:name="T11" style:family="text">
      <style:text-properties fo:color="#65757d" style:font-name="Century Gothic" fo:font-size="12pt" fo:language="es" fo:country="AR" style:text-underline-style="none" fo:font-weight="bold" officeooo:rsid="00255b4f" style:font-size-asian="12pt" style:font-weight-asian="bold" style:font-name-complex="Calibri Light" style:font-size-complex="12pt" style:font-style-complex="italic"/>
    </style:style>
    <style:style style:name="T12" style:family="text">
      <style:text-properties fo:color="#65757d" style:font-name="Century Gothic" fo:font-size="12pt" fo:language="es" fo:country="AR" style:text-underline-style="none" officeooo:rsid="00208b2c" style:font-size-asian="12pt" style:font-size-complex="12pt"/>
    </style:style>
    <style:style style:name="T13" style:family="text">
      <style:text-properties fo:color="#65757d" style:font-name="Century Gothic" fo:font-size="12pt" fo:font-weight="bold" style:font-size-asian="12pt" style:font-weight-asian="bold" style:font-name-complex="Calibri Light" style:font-size-complex="12pt" style:font-style-complex="italic"/>
    </style:style>
    <style:style style:name="T14" style:family="text">
      <style:text-properties fo:color="#65757d" style:font-name="Century Gothic" fo:font-size="12pt" fo:font-weight="bold" officeooo:rsid="00208b2c" style:font-size-asian="12pt" style:font-weight-asian="bold" style:font-name-complex="Calibri Light" style:font-size-complex="12pt" style:font-style-complex="italic"/>
    </style:style>
    <style:style style:name="T15" style:family="text">
      <style:text-properties fo:font-size="6pt" officeooo:rsid="001dbe18" style:font-size-asian="6pt" style:font-size-complex="6pt"/>
    </style:style>
    <style:style style:name="T16" style:family="text">
      <style:text-properties officeooo:rsid="001dd61b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draw:fill-color="#ffffff" fo:padding="0.15cm" fo:border="0.06pt solid #ffff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python://for%20each=%22r%20in%20o.registration_ids%22" text:style-name="Internet_20_link" text:visited-style-name="Visited_20_Internet_20_Link"><text:span text:style-name="T15">python://for each="r in o.registration_ids"</text:span></text:a></text:p>
      <text:p text:style-name="P6"><draw:frame draw:style-name="fr1" draw:name="image: asimage(logo_report,size_x=400,size_y=200,hold_ratio=True)" text:anchor-type="paragraph" svg:x="12.898cm" svg:y="0.131cm" svg:width="3.905cm" draw:z-index="0"><draw:text-box fo:min-height="2.097cm"><text:p text:style-name="P1"/></draw:text-box></draw:frame>Certifican</text:p>
      <text:p text:style-name="P4">que</text:p>
      <text:p text:style-name="P5"><text:a xlink:type="simple" xlink:href="python://r.name" text:style-name="Internet_20_link" text:visited-style-name="Visited_20_Internet_20_Link"><text:span text:style-name="T16">python://r.name</text:span></text:a></text:p>
      <text:p text:style-name="P7"><text:span text:style-name="T1">Ha asistido al </text:span><text:span text:style-name="T2">“</text:span><text:a xlink:type="simple" xlink:href="python://r.event_id.name" text:style-name="Internet_20_link" text:visited-style-name="Visited_20_Internet_20_Link"><text:span text:style-name="T3">event_name</text:span></text:a><text:span text:style-name="T2">”</text:span><text:span text:style-name="T1"> </text:span><text:span text:style-name="T4">el/</text:span><text:span text:style-name="T1">los día/s </text:span><text:a xlink:type="simple" xlink:href="python://formatLang(r.event_id.date_begin,%20date=True)" text:style-name="Internet_20_link" text:visited-style-name="Visited_20_Internet_20_Link"><text:span text:style-name="T5">date_begin</text:span></text:a><text:span text:style-name="T1"> </text:span><text:span text:style-name="T5">al </text:span><text:a xlink:type="simple" xlink:href="python://formatLang(r.event_id.date_end,%20date=True)" text:style-name="Internet_20_link" text:visited-style-name="Visited_20_Internet_20_Link"><text:span text:style-name="T6">date_end</text:span></text:a><text:span text:style-name="T8">, </text:span><text:span text:style-name="T7">ha</text:span><text:span text:style-name="T1">biendo aprobado satisfactoriamente la instancia evaluatoria del mismo.</text:span></text:p>
      <text:p text:style-name="P8"/>
      <text:p text:style-name="P11">PROGRAMA</text:p>
      <text:p text:style-name="P12"><text:a xlink:type="simple" xlink:href="python://r.event_id.programa" text:style-name="Internet_20_link" text:visited-style-name="Visited_20_Internet_20_Link"><text:span text:style-name="T12">programa</text:span></text:a></text:p>
      <text:p text:style-name="P9"><text:span text:style-name="T13">Duración Fase Online: </text:span><text:a xlink:type="simple" xlink:href="python://r.event_id.cantidad_horas_online" text:style-name="Internet_20_link" text:visited-style-name="Visited_20_Internet_20_Link"><text:span text:style-name="T14">horas_online</text:span></text:a></text:p>
      <text:p text:style-name="P10"><text:span text:style-name="T9">Duración Fase Presencial: </text:span><text:a xlink:type="simple" xlink:href="python://r.event_id.cantidad_horas_presencial" text:style-name="Internet_20_link" text:visited-style-name="Visited_20_Internet_20_Link"><text:span text:style-name="T10">horas_presencial</text:span></text:a></text:p>
      <text:p text:style-name="P3"/>
      <text:p text:style-name="P3"><text:a xlink:type="simple" xlink:href="python:///for" text:style-name="Internet_20_link" text:visited-style-name="Visited_20_Internet_20_Link"><text:span text:style-name="T1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entury Gothic" svg:font-family="'Century Gothic'" style:font-family-generic="roman" style:font-pitch="variable"/>
    <style:font-face style:name="Century Schoolbook" svg:font-family="'Century Schoolbook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 Light" svg:font-family="'Calibri Light'" style:font-family-generic="system" style:font-pitch="variable"/>
    <style:font-face style:name="FreeSans" svg:font-family="FreeSans" style:font-family-generic="system" style:font-pitch="variable"/>
    <style:font-face style:name="Georgia-BoldItalic" svg:font-family="Georgia-BoldItalic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fondo" xlink:href="Pictures/100002010000045B00000310576908D94BBD8E1B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Text_20_body" style:next-style-name="Standard" style:default-outline-level="" style:class="chapter">
      <style:paragraph-properties fo:margin-top="0.212cm" fo:margin-bottom="0.212cm" loext:contextual-spacing="false" style:punctuation-wrap="hanging"/>
      <style:text-properties style:font-name="Century Schoolbook" fo:font-family="'Century Schoolbook'" style:font-family-generic="roman" style:font-pitch="variable" fo:font-size="58pt" fo:font-style="italic" style:font-size-asian="58pt" style:font-style-asian="italic" style:font-size-complex="58pt"/>
    </style:style>
    <style:style style:name="Name" style:family="paragraph" style:parent-style-name="Text_20_body" style:default-outline-level="">
      <style:paragraph-properties fo:margin-top="0.635cm" fo:margin-bottom="0.635cm" loext:contextual-spacing="false" style:punctuation-wrap="hanging"/>
      <style:text-properties fo:color="#335b74" style:font-name="Century Schoolbook" fo:font-family="'Century Schoolbook'" style:font-family-generic="roman" style:font-pitch="variable" fo:font-size="38pt" fo:font-style="italic" fo:font-weight="bold" style:font-size-asian="38pt" style:font-style-asian="italic" style:font-weight-asian="bold" style:font-name-complex="Georgia-BoldItalic" style:font-family-complex="Georgia-BoldItalic" style:font-family-generic-complex="system" style:font-pitch-complex="variable" style:font-size-complex="38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draw:fill="bitmap" draw:fill-image-name="fondo" style:repeat="stretch" style:footnote-max-height="0cm">
        <style:background-image xlink:href="Pictures/100002010000045B00000310576908D94BBD8E1B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4:48:56.725564639</meta:creation-date>
    <dc:date>2019-12-24T16:09:30.444345587</dc:date>
    <meta:editing-duration>PT1H16M33S</meta:editing-duration>
    <meta:editing-cycles>63</meta:editing-cycles>
    <meta:generator>LibreOffice/5.1.6.2$Linux_X86_64 LibreOffice_project/10m0$Build-2</meta:generator>
    <meta:document-statistic meta:table-count="0" meta:image-count="0" meta:object-count="0" meta:page-count="3" meta:paragraph-count="10" meta:word-count="35" meta:character-count="304" meta:non-whitespace-character-count="279"/>
  </office:meta>
</office:document-meta>
</file>